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8b40e" officeooo:paragraph-rsid="0008b40e"/>
    </style:style>
    <style:style style:name="P2" style:family="paragraph" style:parent-style-name="Standard">
      <style:text-properties officeooo:rsid="0008b40e" officeooo:paragraph-rsid="000bd86c"/>
    </style:style>
    <style:style style:name="P3" style:family="paragraph" style:parent-style-name="Standard">
      <style:text-properties officeooo:rsid="0016ec91" officeooo:paragraph-rsid="0016ec91"/>
    </style:style>
    <style:style style:name="T1" style:family="text">
      <style:text-properties fo:background-color="#ffff00" loext:char-shading-value="0"/>
    </style:style>
    <style:style style:name="T2" style:family="text">
      <style:text-properties officeooo:rsid="000bd86c"/>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officeooo:rsid="000fad66"/>
    </style:style>
    <style:style style:name="T6" style:family="text">
      <style:text-properties officeooo:rsid="00107cb3"/>
    </style:style>
    <style:style style:name="T7" style:family="text">
      <style:text-properties officeooo:rsid="001209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e <text:span text:style-name="T2">F</text:span>acto, this phrase is used to characterize an officer, a government, a past action, or a state of affairs which must be accepted for all practical purposes, but is illegal or illegitimate.</text:p>
      <text:p text:style-name="P1"><text:tab/><text:span text:style-name="T6">T</text:span>he 2024 <text:span text:style-name="T4">city budget, adopted in</text:span> June of 2023, has the following message from the city administrator, Stu Mc<text:span text:style-name="T2">R</text:span>ae, “… This years revenues are different from previous years, making the budget appear abnormally larger than before. We didn’t suddenly get a windfall of money. This is a change from past years practices where the budget did not account for rollover money … grants which haven’t been awarded, unallocated capital facilities tax … it allows for a $5M placeholder for grants that may become available.”</text:p>
      <text:p text:style-name="P1"><text:tab/>The writer of this letter, feels a “$5M placeholder”, is as realistic as <text:span text:style-name="T2">a </text:span>placeholder, at a anarchist meeting.</text:p>
      <text:p text:style-name="P1"><text:tab/>In further addressing the 2023 budget, it allows that administration may, “… amend an appropriation within a department with out the approval of the governing body”. This is to allow for the administration to transfer unencumbered or unexpended funds, “from on fund, dept, or account to another.” Further, “the intent of the action is to reduce the need for multiple revisions …” The audit of the city for 2023 states, “the general, water and solid waste funds trial balances provided for fiscal year, ended June 30, 2023 audit were out of balance by $2,751,968, $28,747 and $27,253 respectively” . This is the “missing” $2.8 million, <text:span text:style-name="T2">the auditor,</text:span> PMCH further states, “the City of Sheridan management, in the course of their assigned duties, lack the specific skills and experience necessary to fully prepare external financial statements and related footnotes in accordance with … GAAP” status, “this finding has been repeated”.</text:p>
      <text:p text:style-name="P1"><text:tab/> The mayor and council <text:span text:style-name="T2">have </text:span>accepted that Mr. Mc<text:span text:style-name="T2">R</text:span>ae, c<text:span text:style-name="T2">an</text:span> move money from one dept to another, without <text:span text:style-name="T2">a </text:span>budget revision address. This has a whiff of Enron. A scandal, which bankrupted Enron, and ended in the dissolution of Arthur Andersen, one of the largest auditing and accounting companies in the <text:s/>world. In February of 2023, Mr. Mc<text:span text:style-name="T2">R</text:span>ae asked the City of Sheridan’<text:span text:style-name="T2">s</text:span> Treasurer to resign. He replaced her with a new treasurer and budget dept. The city’s audit has stated, the new kids will hopefully be up to the job by “June 20, 2023”.</text:p>
      <text:p text:style-name="P2"><text:tab/>Mr. Mc<text:span text:style-name="T2">R</text:span>ae has, <text:span text:style-name="T2">D</text:span>e <text:span text:style-name="T2">F</text:span>acto, made himself the budget king for the city, moving funds, f<text:span text:style-name="T2">ro</text:span>m one dept to another. He ha<text:span text:style-name="T2">s</text:span> replaced the competent with the incompetent. Why? </text:p>
      <text:p text:style-name="P2"><text:tab/><text:span text:style-name="T2">Whom is being served by this deception? The voter, may as well, not bother to elect </text:span><text:span text:style-name="T5">M</text:span><text:span text:style-name="T2">ayor or </text:span><text:span text:style-name="T5">C</text:span><text:span text:style-name="T2">ouncil, except to point the fin</text:span><text:span text:style-name="T7">ger</text:span><text:span text:style-name="T2"> of blame. <text:s/>Hi Ho, Hi Ho, its off to work we go! Will Snow White find her prince, what do the dwarfs think?</text:span></text:p>
      <text:p text:style-name="P1"/>
      <text:p text:style-name="P1"/>
      <text:p text:style-name="P3">780 Big Goose 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3T10:23:14.143971217</meta:creation-date>
    <dc:date>2025-05-13T13:34:03.591724531</dc:date>
    <meta:editing-duration>PT3H10M46S</meta:editing-duration>
    <meta:editing-cycles>8</meta:editing-cycles>
    <meta:generator>LibreOffice/7.4.7.2$Linux_X86_64 LibreOffice_project/40$Build-2</meta:generator>
    <meta:print-date>2025-05-13T13:21:26.180101073</meta:print-date>
    <meta:document-statistic meta:table-count="0" meta:image-count="0" meta:object-count="0" meta:page-count="1" meta:paragraph-count="8" meta:word-count="460" meta:character-count="2702" meta:non-whitespace-character-count="2239"/>
  </office:meta>
</office:document-meta>
</file>